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  <font-face xmlns="urn:oasis:names:tc:opendocument:xmlns:style:1.0" style:name="궁서" svg:font-family="궁서" style:font-family-generic="system" style:font-pitch="variable"/>
  </office:font-face-decls>
  <office:automatic-styles>
    <style:style style:name="P1" style:family="paragraph" style:parent-style-name="Standard">
      <style:text-properties xmlns:d4p1="urn:org:documentfoundation:names:experimental:office:xmlns:loext:1.0" fo:color="#FF0000" d4p1:opacity="100%"/>
    </style:style>
    <style:style style:name="P2" style:family="paragraph" style:parent-style-name="Standard">
      <style:text-properties style:font-name="궁서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</text:p>
      <text:p text:style-name="P2">q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ujin cha</meta:initial-creator>
    <meta:creation-date>2021-05-31T18:14:27.52</meta:creation-date>
    <meta:document-statistic meta:table-count="0" meta:image-count="0" meta:object-count="0" meta:page-count="1" meta:paragraph-count="0" meta:word-count="0" meta:character-count="0"/>
    <meta:generator>OpenOffice/4.1.10$Win32 OpenOffice.org_project/4110m2$Build-9807</meta:generator>
  </office:meta>
</office:document-meta>
</file>

<file path=manifest.xml><?xml version="1.0" encoding="utf-8"?>
<rdf:RDF xmlns:rdf="http://www.w3.org/1999/02/22-rdf-syntax-ns#">
  <rdf:Description rdf:about="styles.xml">
    <rdf:type rdf:resource="http://docs.oasis-open.org/ns/office/1.2/meta/odf#StylesFile"/>
  </rdf:Description>
  <rdf:Description rdf:about="">
    <ns0:hasPart xmlns:ns0="http://docs.oasis-open.org/ns/office/1.2/meta/pkg#" rdf:resource="styles.xml"/>
  </rdf:Description>
  <rdf:Description rdf:about="content.xml">
    <rdf:type rdf:resource="http://docs.oasis-open.org/ns/office/1.2/meta/odf#ContentFile"/>
  </rdf:Description>
  <rdf:Description rdf:about="">
    <ns0:hasPart xmlns:ns0="http://docs.oasis-open.org/ns/office/1.2/meta/pkg#" rdf:resource="content.xml"/>
  </rdf:Description>
  <rdf:Description rdf:about="">
    <rdf:type rdf:resource="http://docs.oasis-open.org/ns/office/1.2/meta/pkg#Document"/>
  </rdf:Description>
</rdf:RDF>
</file>